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7e6ae" officeooo:paragraph-rsid="0017e6a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7.1. ¿Qué significa que dos equipos sean interoperables?</text:p>
      <text:p text:style-name="P1"/>
      <text:p text:style-name="P2"><text:tab/>Significa que estos dos equipos pueden intercambiar información y utilizar la información intercambi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1T16:45:10.727278027</meta:creation-date>
    <dc:date>2019-10-11T16:48:03.122966921</dc:date>
    <dc:creator>I116-05 </dc:creator>
    <meta:editing-duration>PT2M53S</meta:editing-duration>
    <meta:editing-cycles>1</meta:editing-cycles>
    <meta:document-statistic meta:table-count="0" meta:image-count="0" meta:object-count="0" meta:page-count="1" meta:paragraph-count="2" meta:word-count="21" meta:character-count="163" meta:non-whitespace-character-count="143"/>
    <meta:generator>LibreOffice/6.0.4.1$Linux_X86_64 LibreOffice_project/00m0$Build-1</meta:generator>
  </office:meta>
</office:document-meta>
</file>